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 style:list-style-name="WWNum34" style:master-page-name="Converted11">
      <style:paragraph-properties style:page-number="1"/>
      <style:text-properties style:font-name="Norasi" officeooo:paragraph-rsid="000dcf23" style:font-name-complex="Norasi"/>
    </style:style>
    <style:style style:name="P2" style:family="paragraph" style:parent-style-name="Standard">
      <style:text-properties style:font-name="Norasi" officeooo:paragraph-rsid="000dcf23" style:font-name-complex="Norasi"/>
    </style:style>
    <style:style style:name="P3" style:family="paragraph" style:parent-style-name="Standard">
      <style:paragraph-properties fo:margin-left="0in" fo:margin-right="0.0028in" fo:text-indent="0.4in" style:auto-text-indent="false"/>
      <style:text-properties style:font-name="Norasi" officeooo:paragraph-rsid="000dcf23" style:font-name-complex="Norasi"/>
    </style:style>
    <style:style style:name="P4" style:family="paragraph" style:parent-style-name="Standard">
      <style:paragraph-properties fo:margin-left="0in" fo:margin-right="0.0028in" fo:text-indent="0.5in" style:auto-text-indent="false"/>
      <style:text-properties style:font-name="Norasi" officeooo:paragraph-rsid="000dcf23" style:font-name-complex="Norasi"/>
    </style:style>
    <style:style style:name="P5" style:family="paragraph" style:parent-style-name="Standard">
      <style:paragraph-properties fo:margin-left="0in" fo:margin-right="0.0028in" fo:text-indent="0in" style:auto-text-indent="false"/>
      <style:text-properties style:font-name="Norasi" officeooo:paragraph-rsid="000dcf23" style:font-name-complex="Norasi"/>
    </style:style>
    <style:style style:name="P6" style:family="paragraph" style:parent-style-name="Standard">
      <style:paragraph-properties fo:margin-left="0.5in" fo:margin-right="0.0028in" fo:text-indent="0in" style:auto-text-indent="false"/>
      <style:text-properties style:font-name="Norasi" officeooo:paragraph-rsid="000dcf23" style:font-name-complex="Norasi"/>
    </style:style>
    <style:style style:name="P7" style:family="paragraph" style:parent-style-name="Standard">
      <style:paragraph-properties fo:margin-left="0.9846in" fo:margin-right="0.0028in" fo:text-indent="0in" style:auto-text-indent="false"/>
      <style:text-properties style:font-name="Norasi" officeooo:paragraph-rsid="000dcf23" style:font-name-complex="Norasi"/>
    </style:style>
    <style:style style:name="P8" style:family="paragraph" style:parent-style-name="Header">
      <style:paragraph-properties fo:text-align="end" style:justify-single-word="false"/>
    </style:style>
    <style:style style:name="P9" style:family="paragraph" style:parent-style-name="Header">
      <style:paragraph-properties fo:text-align="end" style:justify-single-word="false"/>
    </style:style>
    <style:style style:name="P10" style:family="paragraph" style:parent-style-name="Header">
      <style:paragraph-properties fo:text-align="end" style:justify-single-word="false"/>
      <style:text-properties fo:font-size="18pt" style:font-size-asian="18pt" style:font-size-complex="18pt"/>
    </style:style>
    <style:style style:name="P11" style:family="paragraph" style:parent-style-name="Body_20_Text1">
      <style:text-properties style:font-name="Norasi" officeooo:paragraph-rsid="000dcf23" style:font-name-complex="Norasi"/>
    </style:style>
    <style:style style:name="P12" style:family="paragraph" style:parent-style-name="Heading_20_2" style:list-style-name="WWNum34">
      <style:text-properties style:font-name="Norasi" officeooo:paragraph-rsid="000dcf23" style:font-name-complex="Norasi"/>
    </style:style>
    <style:style style:name="T1" style:family="text">
      <style:text-properties fo:color="#000000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41142872725288937" text:style-name="WWNum34">
        <text:list-item>
          <text:h text:style-name="P1" text:outline-level="1"><text:bookmark-start text:name="_Toc349348649"/><text:bookmark-start text:name="_Toc349348578"/><text:bookmark-start text:name="_Toc349348073"/><text:bookmark-start text:name="_Toc6826216"/><text:bookmark-start text:name="_Toc6825736"/><text:bookmark-start text:name="_Toc349348005"/><text:bookmark-start text:name="_Toc349347814"/><text:bookmark-start text:name="_Toc349343920"/>บทนำ<text:bookmark-end text:name="_Toc349348649"/><text:bookmark-end text:name="_Toc349348578"/><text:bookmark-end text:name="_Toc349348073"/><text:bookmark-end text:name="_Toc349348005"/><text:bookmark-end text:name="_Toc349347814"/><text:bookmark-end text:name="_Toc349343920"/></text:h>
          <text:list>
            <text:list-item>
              <text:h text:style-name="P12" text:outline-level="2"><text:bookmark-end text:name="_Toc6825736"/><text:bookmark-start text:name="_Toc349348579"/><text:bookmark-start text:name="_Toc349348074"/><text:bookmark-start text:name="_Toc349348006"/><text:bookmark-start text:name="_Toc349343921"/><text:bookmark-start text:name="_Toc349347815"/><text:bookmark-start text:name="_Toc349348650"/><text:bookmark-end text:name="_Toc6826216"/>ที่มาและเหตุผล<text:bookmark-end text:name="_Toc349348579"/><text:bookmark-end text:name="_Toc349348074"/><text:bookmark-end text:name="_Toc349348006"/><text:bookmark-end text:name="_Toc349343921"/><text:bookmark-end text:name="_Toc349347815"/><text:bookmark-end text:name="_Toc349348650"/></text:h>
            </text:list-item>
          </text:list>
        </text:list-item>
      </text:list>
      <text:p text:style-name="P3">อธิบายว่าทำไมต้องทำโครงงานนี้ เช่นสภาพการใช้งานเทคโนโลยีในปัจจุบัน แล้วชี้ประเด็นที่ยังต้องได้รับการพัฒนา ให้ผู้อ่านเห็นความสำคัญว่าถ้าซอฟต์แวร์นี้ได้รับการพัฒนาแล้วจะมีประโยชน์ ช่วยแก้ปัญหาปัจจุบันได้จริง หรือทำให้ดีขึ้น</text:p>
      <text:list xml:id="list200148010214667" text:continue-numbering="true" text:style-name="WWNum34">
        <text:list-item>
          <text:list>
            <text:list-item>
              <text:h text:style-name="P12" text:outline-level="2"><text:bookmark-start text:name="_Toc349343922"/><text:bookmark-start text:name="_Toc349348075"/><text:bookmark-start text:name="_Toc349347816"/><text:bookmark-start text:name="_Toc349348007"/><text:bookmark-start text:name="_Toc349348580"/><text:bookmark-start text:name="_Toc349348651"/><text:bookmark-start text:name="_Toc349603007"/>วัตถุประสงค์<text:bookmark-end text:name="_Toc349343922"/><text:bookmark-end text:name="_Toc349348075"/><text:bookmark-end text:name="_Toc349347816"/><text:bookmark-end text:name="_Toc349348007"/><text:bookmark-end text:name="_Toc349348580"/><text:bookmark-end text:name="_Toc349348651"/><text:bookmark-end text:name="_Toc349603007"/></text:h>
            </text:list-item>
          </text:list>
        </text:list-item>
      </text:list>
      <text:p text:style-name="P2"><text:tab/>1. เพื่อทำอะไรบ้าง เป็นรูปธรรม</text:p>
      <text:p text:style-name="P2"><text:tab/>2. เพื่อ.....</text:p>
      <text:list xml:id="list200148900255532" text:continue-numbering="true" text:style-name="WWNum34">
        <text:list-item>
          <text:list>
            <text:list-item>
              <text:h text:style-name="P12" text:outline-level="2"><text:s/>ขอบเขตของโครงงาน</text:h>
            </text:list-item>
          </text:list>
        </text:list-item>
      </text:list>
      <text:p text:style-name="P2"><text:tab/>1. ระบุว่าจะไม่ทำเกินไปกว่านี้ หรืออธิบายข้อจำกัดของระบบ เช่นติดต่อผ่านบลูธูทได้ในระยะไม่เกิน 5 เมตร</text:p>
      <text:list xml:id="list200147657617180" text:continue-numbering="true" text:style-name="WWNum34">
        <text:list-item>
          <text:list>
            <text:list-item>
              <text:h text:style-name="P12" text:outline-level="2"><text:bookmark-start text:name="_Toc349343924"/><text:bookmark-start text:name="_Toc349603009"/><text:bookmark-start text:name="_Toc349348653"/><text:bookmark-start text:name="_Toc349348582"/><text:bookmark-start text:name="_Toc349348077"/><text:bookmark-start text:name="_Toc349348009"/><text:bookmark-start text:name="_Toc349347818"/>ประโยชน์ที่คาดว่าจะได้รับ<text:bookmark-end text:name="_Toc349343924"/><text:bookmark-end text:name="_Toc349603009"/><text:bookmark-end text:name="_Toc349348653"/><text:bookmark-end text:name="_Toc349348582"/><text:bookmark-end text:name="_Toc349348077"/><text:bookmark-end text:name="_Toc349348009"/><text:bookmark-end text:name="_Toc349347818"/></text:h>
            </text:list-item>
          </text:list>
        </text:list-item>
      </text:list>
      <text:p text:style-name="P2"><text:tab/>1. ระบุว่าถ้าซอฟต์แวร์นี้ทำเสร็จ น่าจะใช้ประโยชน์อะไรได้บ้าง เป็นรูปธรรม</text:p>
      <text:list xml:id="list200149364585890" text:continue-numbering="true" text:style-name="WWNum34">
        <text:list-item>
          <text:list>
            <text:list-item>
              <text:h text:style-name="P12" text:outline-level="2"><text:tab/><text:bookmark-start text:name="_Toc349348078"/><text:bookmark-start text:name="_Toc349348010"/><text:bookmark-start text:name="_Toc349348654"/><text:bookmark-start text:name="_Toc349348583"/><text:bookmark-start text:name="_Toc349343925"/><text:bookmark-start text:name="_Toc349347819"/><text:bookmark-start text:name="_Toc349603010"/>เครื่องมือที่ใช้ในการพัฒนา<text:bookmark-end text:name="_Toc349348078"/><text:bookmark-end text:name="_Toc349348010"/><text:bookmark-end text:name="_Toc349348654"/><text:bookmark-end text:name="_Toc349348583"/><text:bookmark-end text:name="_Toc349343925"/><text:bookmark-end text:name="_Toc349347819"/><text:bookmark-end text:name="_Toc349603010"/></text:h>
            </text:list-item>
          </text:list>
        </text:list-item>
      </text:list>
      <text:p text:style-name="P4"><text:span text:style-name="T2">1. ด้านฮาร์ดแวร์</text:span></text:p>
      <text:p text:style-name="P5"><text:tab/><text:tab/>- ระบุสเปคเครื่องคอมพิวเตอร์ และอุปกรณ์อื่นๆ ที่ต้องใช้ <text:bookmark text:name="_Toc349603008"/><text:bookmark text:name="_Toc349348652"/><text:bookmark text:name="_Toc349348581"/><text:bookmark text:name="_Toc349348008"/><text:bookmark text:name="_Toc349347817"/><text:bookmark text:name="_Toc349343923"/><text:bookmark text:name="_Toc349348076"/></text:p>
      <text:p text:style-name="P6"><text:span text:style-name="T2">2. ด้านซอฟต์แวร์</text:span></text:p>
      <text:p text:style-name="P7">- เครื่องมือที่ใช้พัฒนาทั้งหมด ระบุเวอร์ชั่นด้วย</text:p>
      <text:list xml:id="list200149344484368" text:continue-numbering="true" text:style-name="WWNum34">
        <text:list-item>
          <text:list>
            <text:list-item>
              <text:h text:style-name="P12" text:outline-level="2"><text:bookmark-start text:name="_Toc349343926"/><text:bookmark-start text:name="_Toc349603011"/><text:bookmark-start text:name="_Toc349348655"/><text:bookmark-start text:name="_Toc349348584"/><text:bookmark-start text:name="_Toc349348079"/><text:bookmark-start text:name="_Toc349348011"/><text:bookmark-start text:name="_Toc349347820"/><text:soft-page-break/>ขั้นตอนการดำเนินงาน<text:bookmark-end text:name="_Toc349343926"/><text:bookmark-end text:name="_Toc349603011"/><text:bookmark-end text:name="_Toc349348655"/><text:bookmark-end text:name="_Toc349348584"/><text:bookmark-end text:name="_Toc349348079"/><text:bookmark-end text:name="_Toc349348011"/><text:bookmark-end text:name="_Toc349347820"/><text:tab/></text:h>
            </text:list-item>
          </text:list>
        </text:list-item>
      </text:list>
      <text:p text:style-name="P11">อธิบายขั้นตอนการพัฒนาโครงการพร้อมทั้งแสดงตารางขั้นตอนการดำเนินโครงการ โดยให้ชื่อตารางแสดงอยู่ด้านบนของแต่ละตาราง และชิดทางด้านซ้ายของตาราง <text:s/>ดังตัวอย่างข้างล่าง</text:p>
      <text:p text:style-name="P1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H SarabunPSK" svg:font-family="'TH SarabunPSK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5835in" fo:margin-bottom="0.4165in" loext:contextual-spacing="true" fo:line-height="200%" fo:text-align="center" style:justify-single-word="false" fo:break-before="page" text:number-lines="false" text:line-number="0"/>
      <style:text-properties fo:color="#000000" fo:font-size="26pt" fo:font-weight="bold" style:font-name-asian="Times New Roman" style:font-family-asian="'Times New Roman'" style:font-family-generic-asian="system" style:font-pitch-asian="variable" style:font-size-asian="26pt" style:font-weight-asian="bold" style:font-size-complex="26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.1339in" style:type="center"/>
          <style:tab-stop style:position="6.2681in" style:type="right"/>
        </style:tab-stops>
      </style:paragraph-properties>
      <style:text-properties style:font-name-complex="Angsana New" style:font-family-complex="'Angsana New'" style:font-family-generic-complex="system" style:font-pitch-complex="variable" style:font-size-complex="17.5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335in" fo:margin-bottom="0in" loext:contextual-spacing="true">
        <style:tab-stops>
          <style:tab-stop style:position="0.2957in"/>
        </style:tab-stops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Body_20_Text1" style:display-name="Body Text1" style:family="paragraph" style:parent-style-name="Standard" style:default-outline-level="">
      <style:paragraph-properties fo:margin-left="0in" fo:margin-right="0in" fo:text-indent="0.472in" style:auto-text-indent="false"/>
      <style:text-properties fo:language="en" fo:country="GB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26pt" fo:letter-spacing="normal" fo:font-style="normal" style:text-underline-style="none" fo:font-weight="bold" style:font-size-asian="26pt" style:font-style-asian="normal" style:font-weight-asian="bold" style:font-name-complex="TH SarabunPSK" style:font-family-complex="'TH SarabunPSK'" style:font-family-generic-complex="system" style:font-pitch-complex="variable" style:language-complex="th" style:country-complex="TH" style:font-style-complex="normal" style:font-weight-complex="bold" style:text-emphasize="none" text:display="true"/>
    </style:style>
    <style:style style:name="ListLabel_20_27" style:display-name="ListLabel 27" style:family="text">
      <style:text-properties fo:font-variant="normal" fo:text-transform="none" fo:color="#000000" style:text-outline="false" style:text-line-through-style="none" style:text-line-through-type="none" style:text-position="0% 100%" fo:font-size="14pt" fo:letter-spacing="normal" fo:font-style="normal" fo:text-shadow="none" style:text-underline-style="none" fo:font-weight="normal" style:letter-kerning="false" style:text-blinking="false" style:font-style-asian="normal" style:font-weight-asian="normal" style:font-name-complex="TH SarabunPSK" style:font-family-complex="'TH SarabunPSK'" style:font-family-generic-complex="system" style:font-pitch-complex="variable" style:language-complex="th" style:country-complex="TH" style:font-style-complex="normal" style:font-weight-complex="normal" style:text-emphasize="none" style:font-relief="none" text:display="tru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ListLabel_20_29" style:display-name="ListLabel 29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text-blinking="false" style:font-style-asian="normal" style:font-weight-asian="normal" style:font-style-complex="normal" style:font-weight-complex="normal" style:text-emphasize="none" style:font-relief="none" text:display="tru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4">
      <text:list-level-style-number text:level="1" text:style-name="ListLabel_20_26" style:num-prefix="บทที่ 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 fo:text-indent="-0.4in" fo:margin-left="0.4in"/>
        </style:list-level-properties>
      </text:list-level-style-number>
      <text:list-level-style-number text:level="3" text:style-name="ListLabel_20_27" style:num-format="1" text:display-levels="3">
        <style:list-level-properties text:list-level-position-and-space-mode="label-alignment">
          <style:list-level-label-alignment text:label-followed-by="space" fo:text-indent="0.472in" fo:margin-left="0.4028in"/>
        </style:list-level-properties>
      </text:list-level-style-number>
      <text:list-level-style-number text:level="4" text:style-name="ListLabel_20_28" style:num-format="1" text:display-levels="4">
        <style:list-level-properties text:list-level-position-and-space-mode="label-alignment">
          <style:list-level-label-alignment text:label-followed-by="space" fo:text-indent="0.4728in" fo:margin-left="1.1028in"/>
        </style:list-level-properties>
      </text:list-level-style-number>
      <text:list-level-style-number text:level="5" text:style-name="ListLabel_20_29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  <style:text-properties fo:font-size="18pt" style:font-size-asian="18pt" style:font-size-complex="18pt"/>
    </style:style>
    <style:style style:name="MT1" style:family="text">
      <style:text-properties fo:color="#000000"/>
    </style:style>
    <style:style style:name="MT2" style:family="text"/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1in" fo:margin-left="1.3783in" fo:margin-right="1in" style:writing-mode="lr-tb" style:layout-grid-color="#c0c0c0" style:layout-grid-lines="32" style:layout-grid-base-height="0.1665in" style:layout-grid-ruby-height="0.1354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5075in" fo:margin-left="0in" fo:margin-right="0in" fo:margin-bottom="0.4681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1" style:page-layout-name="Mpm2" style:next-style-name="Converted10">
      <style:header>
        <text:p text:style-name="MP1"/>
        <text:p text:style-name="Header"/>
      </style:header>
    </style:master-page>
    <style:master-page style:name="Converted10" style:page-layout-name="Mpm2">
      <style:header>
        <text:p text:style-name="MP1"><text:span text:style-name="MT1"><text:page-number text:select-page="current">2</text:page-number></text:span></text:p>
        <text:p text:style-name="MP2"><text:span text:style-name="page_20_number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1T19:56:07.694438392</meta:creation-date>
    <dc:date>2017-05-21T19:58:38.437541020</dc:date>
    <meta:editing-duration>PT2M31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18" meta:word-count="645" meta:character-count="695" meta:non-whitespace-character-count="668"/>
  </office:meta>
</office:document-meta>
</file>